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48:52.665433241</dc:date>
    <meta:editing-duration>PT1H15M45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28.77">
                <text:p>28.77</text:p>
              </table:table-cell>
              <table:table-cell office:value-type="float" office:value="3.28999999999999">
                <text:p>3.28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1.78999999999999">
                <text:p>1.78999999999999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8.72">
                <text:p>8.72</text:p>
              </table:table-cell>
              <table:table-cell office:value-type="float" office:value="23.39">
                <text:p>23.39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2.47">
                <text:p>52.47</text:p>
              </table:table-cell>
              <table:table-cell office:value-type="float" office:value="NaN">
                <text:p>NaN</text:p>
              </table:table-cell>
              <table:table-cell office:value-type="float" office:value="28.815">
                <text:p>28.815</text:p>
              </table:table-cell>
              <table:table-cell office:value-type="float" office:value="69.0542857142857">
                <text:p>69.0542857142857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93.9">
                <text:p>93.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.17999999999999">
                <text:p>1.17999999999999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8.39">
                <text:p>8.39</text:p>
              </table:table-cell>
              <table:table-cell office:value-type="float" office:value="2.14">
                <text:p>2.14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1">
                <text:p>98.91</text:p>
              </table:table-cell>
              <table:table-cell office:value-type="float" office:value="39.58">
                <text:p>39.58</text:p>
              </table:table-cell>
              <table:table-cell office:value-type="float" office:value="66.95">
                <text:p>66.95</text:p>
              </table:table-cell>
              <table:table-cell office:value-type="float" office:value="99.47">
                <text:p>99.47</text:p>
              </table:table-cell>
              <table:table-cell office:value-type="float" office:value="4.73">
                <text:p>4.73</text:p>
              </table:table-cell>
              <table:table-cell office:value-type="float" office:value="6.97">
                <text:p>6.97</text:p>
              </table:table-cell>
              <table:table-cell office:value-type="float" office:value="99.79">
                <text:p>99.79</text:p>
              </table:table-cell>
              <table:table-cell office:value-type="float" office:value="59.38">
                <text:p>59.38</text:p>
              </table:table-cell>
              <table:table-cell office:value-type="float" office:value="NaN">
                <text:p>NaN</text:p>
              </table:table-cell>
              <table:table-cell office:value-type="float" office:value="43.7538888888889">
                <text:p>43.7538888888889</text:p>
              </table:table-cell>
              <table:table-cell office:value-type="float" office:value="85.2385714285714">
                <text:p>85.2385714285714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4.30999999999999">
                <text:p>4.30999999999999</text:p>
              </table:table-cell>
              <table:table-cell office:value-type="float" office:value="98.73">
                <text:p>98.73</text:p>
              </table:table-cell>
              <table:table-cell office:value-type="float" office:value="8.08">
                <text:p>8.08</text:p>
              </table:table-cell>
              <table:table-cell office:value-type="float" office:value="2.65">
                <text:p>2.65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7.22999999999999">
                <text:p>7.22999999999999</text:p>
              </table:table-cell>
              <table:table-cell office:value-type="float" office:value="27.83">
                <text:p>27.83</text:p>
              </table:table-cell>
              <table:table-cell office:value-type="float" office:value="2.22">
                <text:p>2.2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17">
                <text:p>99.17</text:p>
              </table:table-cell>
              <table:table-cell office:value-type="float" office:value="54.87">
                <text:p>54.87</text:p>
              </table:table-cell>
              <table:table-cell office:value-type="float" office:value="79.37">
                <text:p>79.37</text:p>
              </table:table-cell>
              <table:table-cell office:value-type="float" office:value="99.53">
                <text:p>99.53</text:p>
              </table:table-cell>
              <table:table-cell office:value-type="float" office:value="27.25">
                <text:p>27.25</text:p>
              </table:table-cell>
              <table:table-cell office:value-type="float" office:value="35.54">
                <text:p>35.54</text:p>
              </table:table-cell>
              <table:table-cell office:value-type="float" office:value="99.83">
                <text:p>99.83</text:p>
              </table:table-cell>
              <table:table-cell office:value-type="float" office:value="67.34">
                <text:p>67.34</text:p>
              </table:table-cell>
              <table:table-cell office:value-type="float" office:value="NaN">
                <text:p>NaN</text:p>
              </table:table-cell>
              <table:table-cell office:value-type="float" office:value="50.7594444444444">
                <text:p>50.7594444444444</text:p>
              </table:table-cell>
              <table:table-cell office:value-type="float" office:value="88.6114285714286">
                <text:p>88.6114285714286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3.89">
                <text:p>23.89</text:p>
              </table:table-cell>
              <table:table-cell office:value-type="float" office:value="99.58">
                <text:p>99.58</text:p>
              </table:table-cell>
              <table:table-cell office:value-type="float" office:value="15.95">
                <text:p>15.95</text:p>
              </table:table-cell>
              <table:table-cell office:value-type="float" office:value="6.12999999999999">
                <text:p>6.12999999999999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29.66">
                <text:p>29.66</text:p>
              </table:table-cell>
              <table:table-cell office:value-type="float" office:value="49.19">
                <text:p>49.19</text:p>
              </table:table-cell>
              <table:table-cell office:value-type="float" office:value="2.56">
                <text:p>2.56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1">
                <text:p>99.31</text:p>
              </table:table-cell>
              <table:table-cell office:value-type="float" office:value="72.85">
                <text:p>72.85</text:p>
              </table:table-cell>
              <table:table-cell office:value-type="float" office:value="99.72">
                <text:p>99.72</text:p>
              </table:table-cell>
              <table:table-cell office:value-type="float" office:value="99.58">
                <text:p>99.58</text:p>
              </table:table-cell>
              <table:table-cell office:value-type="float" office:value="87.42">
                <text:p>87.42</text:p>
              </table:table-cell>
              <table:table-cell office:value-type="float" office:value="40.67">
                <text:p>40.67</text:p>
              </table:table-cell>
              <table:table-cell office:value-type="float" office:value="99.83">
                <text:p>99.83</text:p>
              </table:table-cell>
              <table:table-cell office:value-type="float" office:value="75.22">
                <text:p>75.22</text:p>
              </table:table-cell>
              <table:table-cell office:value-type="float" office:value="NaN">
                <text:p>NaN</text:p>
              </table:table-cell>
              <table:table-cell office:value-type="float" office:value="61.1888888888889">
                <text:p>61.1888888888889</text:p>
              </table:table-cell>
              <table:table-cell office:value-type="float" office:value="92.3371428571429">
                <text:p>92.3371428571429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7.23">
                <text:p>67.23</text:p>
              </table:table-cell>
              <table:table-cell office:value-type="float" office:value="99.71">
                <text:p>99.71</text:p>
              </table:table-cell>
              <table:table-cell office:value-type="float" office:value="64.76">
                <text:p>64.76</text:p>
              </table:table-cell>
              <table:table-cell office:value-type="float" office:value="11.41">
                <text:p>11.41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48.62">
                <text:p>48.62</text:p>
              </table:table-cell>
              <table:table-cell office:value-type="float" office:value="60.99">
                <text:p>60.99</text:p>
              </table:table-cell>
              <table:table-cell office:value-type="float" office:value="2.95">
                <text:p>2.95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5.84">
                <text:p>85.84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2">
                <text:p>99.2</text:p>
              </table:table-cell>
              <table:table-cell office:value-type="float" office:value="41.26">
                <text:p>41.26</text:p>
              </table:table-cell>
              <table:table-cell office:value-type="float" office:value="99.83">
                <text:p>99.83</text:p>
              </table:table-cell>
              <table:table-cell office:value-type="float" office:value="82.89">
                <text:p>82.89</text:p>
              </table:table-cell>
              <table:table-cell office:value-type="float" office:value="NaN">
                <text:p>NaN</text:p>
              </table:table-cell>
              <table:table-cell office:value-type="float" office:value="70.1877777777778">
                <text:p>70.1877777777778</text:p>
              </table:table-cell>
              <table:table-cell office:value-type="float" office:value="95.2942857142857">
                <text:p>95.29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